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0ff9a7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118ae0" style:font-size-asian="16pt" style:font-weight-asian="normal" style:font-size-complex="16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9a7" officeooo:paragraph-rsid="000ff9a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ff9a7" officeooo:paragraph-rsid="000ff9a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ff9a7" officeooo:paragraph-rsid="00118ae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ff9a7" officeooo:paragraph-rsid="0018589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0ff9a7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12ef80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18589c" style:font-size-asian="16pt" style:font-weight-asian="normal" style:font-size-complex="16pt" style:font-weight-complex="normal"/>
    </style:style>
    <style:style style:name="P10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9a7" officeooo:paragraph-rsid="0018589c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2ef80" style:font-size-asian="10pt" style:font-size-complex="1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officeooo:rsid="0012ef80" style:font-size-asian="26pt" style:font-size-complex="26pt"/>
    </style:style>
    <style:style style:name="T5" style:family="text">
      <style:text-properties fo:font-size="26pt" officeooo:rsid="001a9a76" style:font-size-asian="26pt" style:font-size-complex="26pt"/>
    </style:style>
    <style:style style:name="T6" style:family="text">
      <style:text-properties fo:font-size="26pt" fo:font-weight="bold" officeooo:rsid="0012ef80" style:font-size-asian="26pt" style:font-weight-asian="bold" style:font-size-complex="26pt" style:font-weight-complex="bold"/>
    </style:style>
    <style:style style:name="T7" style:family="text">
      <style:text-properties officeooo:rsid="0012ef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Restitui</text:span><text:tab/><text:tab/><text:span text:style-name="T1">Renascer Praise<text:tab/><text:tab/></text:span><text:span text:style-name="T4">[ </text:span><text:span text:style-name="T5">40 </text:span><text:span text:style-name="T4">]</text:span></text:p>
      <text:p text:style-name="P4"/>
      <text:p text:style-name="P1">Deus, poderoso, grande rei</text:p>
      <text:p text:style-name="P1">Minha vida está em tuas mãos</text:p>
      <text:p text:style-name="P1">Teu é o poder de refazer</text:p>
      <text:p text:style-name="P1">De devolver o que perdi</text:p>
      <text:p text:style-name="P1">Eu vou profetizar, a espera acabou!</text:p>
      <text:p text:style-name="P1">É hora de viver meu milagre</text:p>
      <text:p text:style-name="P1"/>
      <text:p text:style-name="P1">Não haverá mais lágrimas</text:p>
      <text:p text:style-name="P1">Só maravilha e provisão</text:p>
      <text:p text:style-name="P1">Eu cantarei o som que vem do céu</text:p>
      <text:p text:style-name="P1">Ressurreição eu viverei</text:p>
      <text:p text:style-name="P1"/>
      <text:p text:style-name="P1">*** Restitui</text:p>
      <text:p text:style-name="P1">Tudo aquilo que foi consumido pela dor</text:p>
      <text:p text:style-name="P1">Traz de volta a alegria dos meus sonhos</text:p>
      <text:p text:style-name="P1">Aba pai, minha salvação.</text:p>
      <text:p text:style-name="P1"/>
      <text:p text:style-name="P1">Restitui</text:p>
      <text:p text:style-name="P1">Não importa minha luta, eu confio em ti</text:p>
      <text:p text:style-name="P1">Deus do impossível, Deus da minha vida</text:p>
      <text:p text:style-name="P1">Sim, tu és fiel, e jamais me frustrará</text:p>
      <text:p text:style-name="P1"/>
      <text:p text:style-name="P1">Restitui a minha vida, <text:span text:style-name="T7">T</text:span>u és o Deus poderoso Deus</text:p>
      <text:p text:style-name="P1">Restitui a minha casa, <text:span text:style-name="T7">T</text:span>u és o Deus poderoso Deus</text:p>
      <text:p text:style-name="P1">Restitui minha história, <text:span text:style-name="T7">T</text:span>u és o Deus poderoso Deus</text:p>
      <text:p text:style-name="P1">Restitui os meus sonhos, <text:span text:style-name="T7">T</text:span>u és o Deus poderoso Deus</text:p>
      <text:p text:style-name="P8"><text:span text:style-name="T7">T</text:span>u és o Deus poderoso Deus</text:p>
      <text:p text:style-name="P1">Tu és o Deus poderoso grande Rei</text:p>
      <text:p text:style-name="P10"><text:span text:style-name="T3">Restitui</text:span><text:tab/><text:tab/><text:span text:style-name="T1">Renascer Praise<text:tab/><text:tab/></text:span><text:span text:style-name="T4">[ </text:span><text:span text:style-name="T5">40 </text:span><text:span text:style-name="T4">]</text:span></text:p>
      <text:p text:style-name="P6"/>
      <text:p text:style-name="P9">Deus, poderoso, grande rei</text:p>
      <text:p text:style-name="P9">Minha vida está em tuas mãos</text:p>
      <text:p text:style-name="P9">Teu é o poder de refazer</text:p>
      <text:p text:style-name="P9">De devolver o que perdi</text:p>
      <text:p text:style-name="P9">Eu vou profetizar, a espera acabou!</text:p>
      <text:p text:style-name="P9">É hora de viver meu milagre</text:p>
      <text:p text:style-name="P9"/>
      <text:p text:style-name="P9">Não haverá mais lágrimas</text:p>
      <text:p text:style-name="P9">Só maravilha e provisão</text:p>
      <text:p text:style-name="P9">Eu cantarei o som que vem do céu</text:p>
      <text:p text:style-name="P9">Ressurreição eu viverei</text:p>
      <text:p text:style-name="P9"/>
      <text:p text:style-name="P9">*** Restitui</text:p>
      <text:p text:style-name="P9">Tudo aquilo que foi consumido pela dor</text:p>
      <text:p text:style-name="P9">Traz de volta a alegria dos meus sonhos</text:p>
      <text:p text:style-name="P9">Aba pai, minha salvação.</text:p>
      <text:p text:style-name="P9"/>
      <text:p text:style-name="P9">Restitui</text:p>
      <text:p text:style-name="P9">Não importa minha luta, eu confio em ti</text:p>
      <text:p text:style-name="P9">Deus do impossível, Deus da minha vida</text:p>
      <text:p text:style-name="P9">Sim, tu és fiel, e jamais me frustrará</text:p>
      <text:p text:style-name="P9"/>
      <text:p text:style-name="P9">Restitui a minha vida, <text:span text:style-name="T7">T</text:span>u és o Deus poderoso Deus</text:p>
      <text:p text:style-name="P9">Restitui a minha casa, <text:span text:style-name="T7">T</text:span>u és o Deus poderoso Deus</text:p>
      <text:p text:style-name="P9">Restitui minha história, <text:span text:style-name="T7">T</text:span>u és o Deus poderoso Deus</text:p>
      <text:p text:style-name="P9">Restitui os meus sonhos, <text:span text:style-name="T7">T</text:span>u és o Deus poderoso Deus</text:p>
      <text:p text:style-name="P9"><text:span text:style-name="T7">T</text:span>u és o Deus poderoso Deus</text:p>
      <text:p text:style-name="P9">Tu és o Deus poderoso grande 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09:58:53.010776587</dc:date>
    <meta:editing-cycles>18</meta:editing-cycles>
    <meta:editing-duration>PT20M14S</meta:editing-duration>
    <meta:generator>LibreOffice/5.2.5.1$Linux_X86_64 LibreOffice_project/20m0$Build-1</meta:generator>
    <meta:document-statistic meta:table-count="0" meta:image-count="0" meta:object-count="0" meta:page-count="1" meta:paragraph-count="50" meta:word-count="310" meta:character-count="1584" meta:non-whitespace-character-count="1320"/>
  </office:meta>
</office:document-meta>
</file>